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c89" officeooo:paragraph-rsid="00015c89"/>
    </style:style>
    <style:style style:name="P2" style:family="paragraph" style:parent-style-name="Standard">
      <style:text-properties officeooo:rsid="0001ee8b" officeooo:paragraph-rsid="0001ee8b"/>
    </style:style>
    <style:style style:name="T1" style:family="text">
      <style:text-properties officeooo:rsid="0001ee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 febrero 2017 9:06pm</text:p>
      <text:p text:style-name="P1"/>
      <text:p text:style-name="P1">-avg estimado a partir de los resultados vistos en el paper (sobre todo en los dibujos), no está explicitada la fórmula en el paper.</text:p>
      <text:p text:style-name="P1">-no sabemos exactamente que es el steepness, sería algo así como cuan pronunciada quedan las pendientes de las montañas, por ahora no lo tenemos como parámetro.</text:p>
      <text:p text:style-name="P1">-pensamos en crear un arreglo por cada pico, con su influencia. Ej: un pico de valor 3 visto en un arreglo de 6 posiciones, 0-1-2-3-2-1. Esa matriz pasamos a procesarla con SIMD, generando un equivalente con 1s y 0s según haya o no influencia. <text:span text:style-name="T1">Se suman todos los valores y al final se dividen entre sí (ver como tratar casos especiales en la división).</text:span></text:p>
      <text:p text:style-name="P1"/>
      <text:p text:style-name="P2">Desventajas: el armado de toda la matriz es bastante costoso en principio, termina siendo de “cantidad de picos x cantidad de divisiones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21:01:37.274844668</meta:creation-date>
    <dc:date>2017-02-07T21:14:35.469856466</dc:date>
    <meta:editing-duration>PT12M5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140" meta:character-count="802" meta:non-whitespace-character-count="667"/>
  </office:meta>
</office:document-meta>
</file>